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Caso" style:family="table">
      <style:table-properties style:width="15.921cm" table:align="margins"/>
    </style:style>
    <style:style style:name="Caso.A" style:family="table-column">
      <style:table-column-properties style:column-width="7.96cm" style:rel-column-width="32767*"/>
    </style:style>
    <style:style style:name="Caso.B" style:family="table-column">
      <style:table-column-properties style:column-width="7.96cm" style:rel-column-width="32768*"/>
    </style:style>
    <style:style style:name="Caso.A1" style:family="table-cell">
      <style:table-cell-properties fo:padding="0.097cm" fo:border-left="0.05pt solid #000000" fo:border-right="none" fo:border-top="0.05pt solid #000000" fo:border-bottom="0.05pt solid #000000"/>
    </style:style>
    <style:style style:name="Caso.B1" style:family="table-cell">
      <style:table-cell-properties fo:padding="0.097cm" fo:border="0.05pt solid #000000"/>
    </style:style>
    <style:style style:name="Caso.A2" style:family="table-cell">
      <style:table-cell-properties fo:padding="0.097cm" fo:border-left="0.05pt solid #000000" fo:border-right="none" fo:border-top="none" fo:border-bottom="0.05pt solid #000000"/>
    </style:style>
    <style:style style:name="Ca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/>
      <style:text-properties officeooo:rsid="00070983" officeooo:paragraph-rsid="0007098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2pt" style:font-size-asian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74804" officeooo:paragraph-rsid="00074804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officeooo:paragraph-rsid="00074804" style:font-size-asian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officeooo:paragraph-rsid="00074804"/>
    </style:style>
    <style:style style:name="P17" style:family="paragraph" style:parent-style-name="Table_20_Contents">
      <style:paragraph-properties fo:text-align="justify" style:justify-single-word="false"/>
      <style:text-properties style:font-name="Arial2" officeooo:rsid="00074804" officeooo:paragraph-rsid="00074804"/>
    </style:style>
    <style:style style:name="P18" style:family="paragraph" style:parent-style-name="Table_20_Contents">
      <style:paragraph-properties fo:text-align="justify" style:justify-single-word="false"/>
      <style:text-properties style:font-name="Arial2"/>
    </style:style>
    <style:style style:name="P19" style:family="paragraph" style:parent-style-name="Table_20_Contents">
      <style:paragraph-properties fo:text-align="justify" style:justify-single-word="false"/>
      <style:text-properties officeooo:rsid="00084605" officeooo:paragraph-rsid="00084605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Arial2"/>
    </style:style>
    <style:style style:name="P22" style:family="paragraph" style:parent-style-name="Standard">
      <style:paragraph-properties fo:text-align="start" style:justify-single-word="false"/>
      <style:text-properties officeooo:rsid="00084605" officeooo:paragraph-rsid="00084605"/>
    </style:style>
    <style:style style:name="P2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24" style:family="paragraph" style:parent-style-name="Standard">
      <style:paragraph-properties fo:margin-top="0cm" fo:margin-bottom="0cm" style:contextual-spacing="false"/>
      <style:text-properties fo:font-size="14pt" style:font-size-asian="14pt"/>
    </style:style>
    <style:style style:name="P25" style:family="paragraph" style:parent-style-name="Standard">
      <style:paragraph-properties fo:margin-top="0cm" fo:margin-bottom="0cm" style:contextual-spacing="false"/>
      <style:text-properties officeooo:rsid="00070983" officeooo:paragraph-rsid="00070983"/>
    </style:style>
    <style:style style:name="P26" style:family="paragraph" style:parent-style-name="Standard">
      <style:paragraph-properties fo:margin-top="0cm" fo:margin-bottom="0cm" style:contextual-spacing="false"/>
      <style:text-properties officeooo:rsid="0009068c" officeooo:paragraph-rsid="0009068c"/>
    </style:style>
    <style:style style:name="P27" style:family="paragraph" style:parent-style-name="Standard">
      <style:paragraph-properties fo:text-align="justify" style:justify-single-word="false"/>
      <style:text-properties style:font-name="Calibri-Bold" fo:font-size="11pt" fo:font-weight="bold" style:font-size-asian="11pt" style:font-weight-asian="bold"/>
    </style:style>
    <style:style style:name="P28" style:family="paragraph" style:parent-style-name="Standard">
      <style:paragraph-properties fo:text-align="justify" style:justify-single-word="false"/>
      <style:text-properties style:font-name="Calibri-Bold" fo:font-size="11pt" fo:font-weight="bold" officeooo:paragraph-rsid="00074804" style:font-size-asian="11pt" style:font-weight-asian="bold"/>
    </style:style>
    <style:style style:name="P29" style:family="paragraph" style:parent-style-name="Standard">
      <style:paragraph-properties fo:text-align="center" style:justify-single-word="false"/>
      <style:text-properties style:font-name="Calibri-Bold" fo:font-size="11pt" fo:font-weight="bold" style:font-size-asian="11pt" style:font-weight-asian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74804" officeooo:paragraph-rsid="00074804"/>
    </style:style>
    <style:style style:name="P31" style:family="paragraph" style:parent-style-name="Table_20_Contents">
      <style:paragraph-properties fo:text-align="justify" style:justify-single-word="false"/>
      <style:text-properties style:font-name="Arial2" officeooo:rsid="0009068c" officeooo:paragraph-rsid="0009068c"/>
    </style:style>
    <style:style style:name="T1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691f4" style:font-size-asian="11pt" style:font-size-complex="11pt"/>
    </style:style>
    <style:style style:name="T5" style:family="text">
      <style:text-properties fo:font-size="11pt" officeooo:rsid="00074804" style:font-size-asian="11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9068c" style:font-size-asian="14pt" style:font-size-complex="14pt"/>
    </style:style>
    <style:style style:name="T8" style:family="text">
      <style:text-properties style:font-name="Arial2" officeooo:rsid="00074804"/>
    </style:style>
    <style:style style:name="T9" style:family="text">
      <style:text-properties style:font-name="Arial1" fo:font-size="11pt" style:font-size-asian="11pt"/>
    </style:style>
    <style:style style:name="T10" style:family="text">
      <style:text-properties style:font-name="Arial1" fo:font-size="11pt" officeooo:rsid="00084605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ocumentação Técnica do Proj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arçom Onl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laborado por: </text:p>
      <text:p text:style-name="P2">João Miguel Gehlen da Silva</text:p>
      <text:p text:style-name="P2">joaogehlen91@gmail.com</text:p>
      <text:p text:style-name="P2"/>
      <text:p text:style-name="P2"/>
      <text:p text:style-name="P2"/>
      <text:p text:style-name="P2"/>
      <text:p text:style-name="P3">Versão 0.1</text:p>
      <text:p text:style-name="P1"><text:soft-page-break/></text:p>
      <text:p text:style-name="P1">Sumário</text:p>
      <text:p text:style-name="P1"/>
      <text:p text:style-name="P1"/>
      <text:p text:style-name="P7">1. O Projeto …...................................................................................................................... 1</text:p>
      <text:p text:style-name="P7"><text:tab/>1.1 Repositórios <text:s/>…................................................................................................. <text:s/>1</text:p>
      <text:p text:style-name="P7">2. Tecnologias ….................................................................................................................. 1</text:p>
      <text:p text:style-name="P26">3. Casos de Uso …............................................................................................................. . 2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1.<text:tab/>O Projeto</text:p>
      <text:p text:style-name="P1"/>
      <text:p text:style-name="P8">Objetivo do sistema é automatizar o atendimento em bares e restaurantes, com o intuito de diminuir o número de funcionários. A ideia é que o cliente consiga fazer o seu pedido sem esperar um garçom chegar na sua mesa. A única espera é a do preparo do pedido. Cada mesa terá um equipamento (celular, tablet...) para que o cliente possa fazer seu pedido. O cliente chega no estabelecimento, escolhe a mesa que mais lhe agrada, acessa o sistema que já estará disponível, faz o seu pedido e acompanha o mesmo. Para isso o sistema deve ter um usuário por mesa, para saber de onde o pedido está sendo feito. O sistema exibirá ao cliente uma série de opções, dentre elas uma lista com produtos (lanches, bebidas..), uma fila de pedidos para saber o andamento, e os detalhes do que foi pedido com o total a pagar. Quando o cliente está satisfeito, solicita o fechamento do pedido, o qual mostrará os produtos consumidos e o total a pagar, e ao ser paga a conta o sistema é ‘reiniciado’, para um próximo atendimento.</text:p>
      <text:p text:style-name="P10"/>
      <text:p text:style-name="P12">1.1<text:tab/>Repositórios</text:p>
      <text:p text:style-name="P10"><text:span text:style-name="T4"><text:tab/>G</text:span><text:span text:style-name="T3">itHub: </text:span><text:a xlink:type="simple" xlink:href="https://github.com/zanuzzorz/trabalhoEngII"><text:span text:style-name="T1">https://github.com/zanuzzorz/trabalhoEngII</text:span></text:a></text:p>
      <text:p text:style-name="P8"><text:tab/></text:p>
      <text:p text:style-name="P11"/>
      <text:p text:style-name="P14">2.<text:tab/>Tecnologias</text:p>
      <text:p text:style-name="P8">Como o sistema deve funcionar em qualquer dispositivo que possua um navegador web com internet, será desenvolvido usando PHP para o back-end, HTML e CSS para a parte front-end, e MySql para o banco de dados. </text:p>
      <text:p text:style-name="P10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6">3.</text:span> <text:tab/><text:span text:style-name="T6">Caso</text:span><text:span text:style-name="T7">s</text:span><text:span text:style-name="T6"> de Uso</text:span></text:p>
      <text:p text:style-name="P4"/>
      <table:table table:name="Caso" table:style-name="Caso">
        <table:table-column table:style-name="Caso.A"/>
        <table:table-column table:style-name="Caso.B"/>
        <table:table-row>
          <table:table-cell table:style-name="Caso.A1" office:value-type="string">
            <text:p text:style-name="P27">Nome do caso de Uso:</text:p>
          </table:table-cell>
          <table:table-cell table:style-name="Caso.B1" office:value-type="string">
            <text:p text:style-name="P17">Realizar um pedido</text:p>
          </table:table-cell>
        </table:table-row>
        <table:table-row>
          <table:table-cell table:style-name="Caso.A2" office:value-type="string">
            <text:p text:style-name="P28">Ator Principal:</text:p>
          </table:table-cell>
          <table:table-cell table:style-name="Caso.B2" office:value-type="string">
            <text:p text:style-name="P17">Cliente</text:p>
          </table:table-cell>
        </table:table-row>
        <table:table-row>
          <table:table-cell table:style-name="Caso.A2" office:value-type="string">
            <text:p text:style-name="P27">Atores Secundários:</text:p>
          </table:table-cell>
          <table:table-cell table:style-name="Caso.B2" office:value-type="string">
            <text:p text:style-name="P31"/>
          </table:table-cell>
        </table:table-row>
        <table:table-row>
          <table:table-cell table:style-name="Caso.A2" office:value-type="string">
            <text:p text:style-name="P27">Resumo:</text:p>
          </table:table-cell>
          <table:table-cell table:style-name="Caso.B2" office:value-type="string">
            <text:p text:style-name="P21"><text:span text:style-name="T2">Esse Caso de uso descreve as etapas percorridas por um cliente para </text:span><text:span text:style-name="T5">ele realizar um pedido</text:span><text:span text:style-name="T2">.</text:span></text:p>
            <text:p text:style-name="P18"/>
          </table:table-cell>
        </table:table-row>
        <table:table-row>
          <table:table-cell table:style-name="Caso.A2" office:value-type="string">
            <text:p text:style-name="P27">Pré-condição:</text:p>
          </table:table-cell>
          <table:table-cell table:style-name="Caso.B2" office:value-type="string">
            <text:p text:style-name="P17">1. Estar no estabelecimento e com um dos equipamentos com o sistema de pedidos. <text:s text:c="4"/>Ou,</text:p>
            <text:p text:style-name="P16"><text:span text:style-name="T8">2. </text:span><text:span text:style-name="T9">É necessário que o cliente já tenha realizado o cadastro, </text:span><text:span text:style-name="T10">e possua “crédito” no sistema para realizar o pedido.</text:span></text:p>
            <text:p text:style-name="P17"/>
            <text:p text:style-name="P17"/>
          </table:table-cell>
        </table:table-row>
        <table:table-row>
          <table:table-cell table:style-name="Caso.A2" office:value-type="string">
            <text:p text:style-name="P27">Pós-condição:</text:p>
          </table:table-cell>
          <table:table-cell table:style-name="Caso.B2" office:value-type="string">
            <text:p text:style-name="P19">1. Se estiver no estabelecimento, então Efetuar o pagamento do pedido.</text:p>
            <text:p text:style-name="P19">Ou,</text:p>
            <text:p text:style-name="P19">2. Retirar o produto feito no pedido online.</text:p>
          </table:table-cell>
        </table:table-row>
        <table:table-row>
          <table:table-cell table:style-name="Caso.A2" office:value-type="string">
            <text:p text:style-name="P27">Fluxo Principal:</text:p>
          </table:table-cell>
          <table:table-cell table:style-name="Caso.B2" office:value-type="string">
            <text:p text:style-name="P15"/>
          </table:table-cell>
        </table:table-row>
        <table:table-row>
          <table:table-cell table:style-name="Caso.A2" office:value-type="string">
            <text:p text:style-name="P29">Ações do Autor</text:p>
          </table:table-cell>
          <table:table-cell table:style-name="Caso.B2" office:value-type="string">
            <text:p text:style-name="P29">Ações do Sistema</text:p>
          </table:table-cell>
        </table:table-row>
        <table:table-row>
          <table:table-cell table:style-name="Caso.A2" office:value-type="string">
            <text:p text:style-name="P22">1. Iniciar o sistema</text:p>
          </table:table-cell>
          <table:table-cell table:style-name="Caso.B2" office:value-type="string">
            <text:p text:style-name="P22"/>
          </table:table-cell>
        </table:table-row>
        <table:table-row>
          <table:table-cell table:style-name="Caso.A2" office:value-type="string">
            <text:p text:style-name="P20"/>
          </table:table-cell>
          <table:table-cell table:style-name="Caso.B2" office:value-type="string">
            <text:p text:style-name="P22">2. Consultar os produtos cadastradas.</text:p>
          </table:table-cell>
        </table:table-row>
        <table:table-row>
          <table:table-cell table:style-name="Caso.A2" office:value-type="string">
            <text:p text:style-name="P20"/>
          </table:table-cell>
          <table:table-cell table:style-name="Caso.B2" office:value-type="string">
            <text:p text:style-name="P22">3. Listar os produtos.</text:p>
          </table:table-cell>
        </table:table-row>
        <table:table-row>
          <table:table-cell table:style-name="Caso.A2" office:value-type="string">
            <text:p text:style-name="P22">4. Escolher um produto</text:p>
          </table:table-cell>
          <table:table-cell table:style-name="Caso.B2" office:value-type="string">
            <text:p text:style-name="P20"/>
          </table:table-cell>
        </table:table-row>
        <table:table-row>
          <table:table-cell table:style-name="Caso.A2" office:value-type="string">
            <text:p text:style-name="P20"/>
          </table:table-cell>
          <table:table-cell table:style-name="Caso.B2" office:value-type="string">
            <text:p text:style-name="P22">5. Adicionar o pedido à lista de pedidos</text:p>
          </table:table-cell>
        </table:table-row>
        <table:table-row>
          <table:table-cell table:style-name="Caso.A2" office:value-type="string">
            <text:p text:style-name="P20"/>
          </table:table-cell>
          <table:table-cell table:style-name="Caso.B2" office:value-type="string">
            <text:p text:style-name="P20"/>
          </table:table-cell>
        </table:table-row>
      </table:table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margin-top="0cm" fo:margin-bottom="0cm" style:contextual-spacing="true" fo:keep-together="always" fo:text-indent="-0.635cm" style:auto-text-indent="false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8:47:30.428108080</dc:date>
    <meta:generator>LibreOffice/4.2.8.2$Linux_X86_64 LibreOffice_project/420m0$Build-2</meta:generator>
    <meta:editing-duration>P0D</meta:editing-duration>
    <meta:editing-cycles>3</meta:editing-cycles>
    <meta:document-statistic meta:table-count="1" meta:image-count="0" meta:object-count="0" meta:page-count="4" meta:paragraph-count="42" meta:word-count="387" meta:character-count="2675" meta:non-whitespace-character-count="2315"/>
  </office:meta>
</office:document-meta>
</file>